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4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10.268cm"/>
    </style:style>
    <style:style style:name="co3" style:family="table-column">
      <style:table-column-properties fo:break-before="auto" style:column-width="17.461cm"/>
    </style:style>
    <style:style style:name="co4" style:family="table-column">
      <style:table-column-properties fo:break-before="auto" style:column-width="20.068cm"/>
    </style:style>
    <style:style style:name="co5" style:family="table-column">
      <style:table-column-properties fo:break-before="auto" style:column-width="7.07cm"/>
    </style:style>
    <style:style style:name="co6" style:family="table-column">
      <style:table-column-properties fo:break-before="auto" style:column-width="12.467cm"/>
    </style:style>
    <style:style style:name="co7" style:family="table-column">
      <style:table-column-properties fo:break-before="auto" style:column-width="2.651cm"/>
    </style:style>
    <style:style style:name="ro1" style:family="table-row">
      <style:table-row-properties style:row-height="1.138cm" fo:break-before="auto" style:use-optimal-row-height="false"/>
    </style:style>
    <style:style style:name="ro2" style:family="table-row">
      <style:table-row-properties style:row-height="2.244cm" fo:break-before="page" style:use-optimal-row-height="false"/>
    </style:style>
    <style:style style:name="ro3" style:family="table-row">
      <style:table-row-properties style:row-height="2.244cm" fo:break-before="auto" style:use-optimal-row-height="false"/>
    </style:style>
    <style:style style:name="ro4" style:family="table-row">
      <style:table-row-properties style:row-height="2.771cm" fo:break-before="auto" style:use-optimal-row-height="false"/>
    </style:style>
    <style:style style:name="ro5" style:family="table-row">
      <style:table-row-properties style:row-height="2.644cm" fo:break-before="auto" style:use-optimal-row-height="false"/>
    </style:style>
    <style:style style:name="ro6" style:family="table-row">
      <style:table-row-properties style:row-height="3.171cm" fo:break-before="auto" style:use-optimal-row-height="false"/>
    </style:style>
    <style:style style:name="ro7" style:family="table-row">
      <style:table-row-properties style:row-height="3.697cm" fo:break-before="auto" style:use-optimal-row-height="false"/>
    </style:style>
    <style:style style:name="ro8" style:family="table-row">
      <style:table-row-properties style:row-height="4.225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1.238cm" fo:break-before="auto" style:use-optimal-row-height="false"/>
    </style:style>
    <style:style style:name="ro11" style:family="table-row">
      <style:table-row-properties style:row-height="2.279cm" fo:break-before="auto" style:use-optimal-row-height="false"/>
    </style:style>
    <style:style style:name="ro12" style:family="table-row">
      <style:table-row-properties style:row-height="3.332cm" fo:break-before="auto" style:use-optimal-row-height="false"/>
    </style:style>
    <style:style style:name="ro13" style:family="table-row">
      <style:table-row-properties style:row-height="1.753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number-style style:name="N8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ccff99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2" style:font-weight-complex="bold"/>
    </style:style>
    <style:style style:name="ce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style:font-name="Arial2" fo:font-weight="bold" style:font-weight-asian="bold" style:font-name-complex="Arial2" style:font-weight-complex="bold"/>
    </style:style>
    <style:style style:name="ce6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Excel_20_Built-in_20_Normal">
      <style:table-cell-properties fo:background-color="#99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2" style:font-weight-complex="bold"/>
    </style:style>
    <style:style style:name="ce9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1" fo:font-weight="normal" style:font-weight-asian="normal" style:font-name-complex="Arial4" style:font-weight-complex="normal"/>
    </style:style>
    <style:style style:name="ce12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Excel_20_Built-in_20_Normal">
      <style:table-cell-properties fo:background-color="#ffffff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Excel_20_Built-in_20_Normal">
      <style:table-cell-properties fo:background-color="#99cc66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4" style:font-weight-complex="bold"/>
    </style:style>
    <style:style style:name="ce22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2" fo:font-weight="bold" style:font-weight-asian="bold" style:font-name-complex="Arial2" style:font-weight-complex="bold"/>
    </style:style>
    <style:style style:name="ce23" style:family="table-cell" style:parent-style-name="Excel_20_Built-in_20_Normal">
      <style:table-cell-properties fo:background-color="#ffffff" fo:wrap-option="wrap" fo:border="0.002cm solid #000000" style:vertical-align="middle"/>
    </style:style>
    <style:style style:name="ce24" style:family="table-cell" style:parent-style-name="Excel_20_Built-in_20_Normal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25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4" style:font-weight-complex="bold"/>
    </style:style>
    <style:style style:name="ce27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4" style:font-weight-complex="bold"/>
    </style:style>
    <style:style style:name="ce28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weight="bold" style:font-weight-asian="bold" style:font-name-complex="Arial4" style:font-weight-complex="bold"/>
    </style:style>
    <style:style style:name="ce29" style:family="table-cell" style:parent-style-name="Excel_20_Built-in_20_Normal" style:data-style-name="N8001">
      <style:table-cell-properties fo:background-color="#ccff99" style:text-align-source="fix" style:repeat-content="false" fo:wrap-option="wrap" fo:border="0.002cm solid #000000" style:vertical-align="top"/>
      <style:paragraph-properties fo:text-align="start" fo:margin-left="0cm"/>
      <style:text-properties style:font-name="Arial2" style:font-name-complex="Arial2"/>
    </style:style>
    <style:style style:name="ce30" style:family="table-cell" style:parent-style-name="Excel_20_Built-in_20_Normal">
      <style:table-cell-properties fo:background-color="#ccff99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top"/>
      <style:paragraph-properties fo:text-align="start" fo:margin-left="0cm"/>
    </style:style>
    <style:style style:name="ce33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start" fo:margin-left="0cm"/>
    </style:style>
    <style:style style:name="ce34" style:family="table-cell" style:parent-style-name="Excel_20_Built-in_20_Normal">
      <style:table-cell-properties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5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</style:style>
    <style:style style:name="ce36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37" style:family="table-cell" style:parent-style-name="Excel_20_Built-in_20_Normal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cm"/>
    </style:style>
    <style:style style:name="ce38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39" style:family="table-cell" style:parent-style-name="Excel_20_Built-in_20_Normal">
      <style:table-cell-properties fo:background-color="#99cc66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0" style:family="table-cell" style:parent-style-name="Excel_20_Built-in_20_Normal">
      <style:table-cell-properties fo:background-color="#99cc66" fo:wrap-option="wrap" fo:border="0.002cm solid #000000" style:rotation-angle="0" style:vertical-align="top"/>
      <style:text-properties style:font-name="Arial2" style:font-name-complex="Arial2"/>
    </style:style>
    <style:style style:name="ce41" style:family="table-cell" style:parent-style-name="Excel_20_Built-in_20_Normal">
      <style:table-cell-properties fo:background-color="#99cc66" fo:wrap-option="wrap" fo:border="0.002cm solid #000000" style:rotation-angle="0" style:vertical-align="middle"/>
      <style:text-properties style:font-name="Arial2" style:font-name-complex="Arial2"/>
    </style:style>
    <style:style style:name="ce42" style:family="table-cell" style:parent-style-name="Excel_20_Built-in_20_Normal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43" style:family="table-cell" style:parent-style-name="Excel_20_Built-in_20_Normal">
      <style:table-cell-properties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4" style:family="table-cell" style:parent-style-name="Excel_20_Built-in_20_Normal" style:data-style-name="N8001">
      <style:table-cell-properties fo:background-color="#ffffff" style:text-align-source="fix" style:repeat-content="false" fo:wrap-option="wrap" fo:border="0.002cm solid #000000" style:vertical-align="middle"/>
      <style:paragraph-properties fo:text-align="start" fo:margin-left="0cm"/>
      <style:text-properties style:font-name="Arial2" style:font-name-complex="Arial2"/>
    </style:style>
    <style:style style:name="ce45" style:family="table-cell" style:parent-style-name="Excel_20_Built-in_20_Normal">
      <style:table-cell-properties fo:background-color="transparent" fo:wrap-option="wrap" fo:border="0.002cm solid #000000" style:vertical-align="to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Excel_20_Built-in_20_Normal" style:data-style-name="N8001">
      <style:table-cell-properties fo:wrap-option="wrap" fo:border="0.002cm solid #000000" style:vertical-align="middle"/>
      <style:text-properties style:font-name="Arial2" style:font-name-complex="Arial2" fo:hyphenate="true"/>
    </style:style>
    <style:style style:name="ce47" style:family="table-cell" style:parent-style-name="Excel_20_Built-in_20_Normal">
      <style:table-cell-properties fo:background-color="#ccff99" fo:wrap-option="wrap" fo:border="0.002cm solid #000000" style:vertical-align="top"/>
      <style:text-properties style:font-name="Arial1" style:font-name-complex="Arial4"/>
    </style:style>
    <style:style style:name="ce48" style:family="table-cell" style:parent-style-name="Excel_20_Built-in_20_Normal">
      <style:table-cell-properties fo:background-color="#ffffff" fo:wrap-option="wrap" fo:border="0.002cm solid #000000" style:vertical-align="top"/>
      <style:text-properties style:font-name="Arial2" fo:language="fr" fo:country="FR" style:text-underline-mode="continuous" style:text-overline-mode="continuous" style:text-line-through-mode="continuous" style:language-asian="zh" style:country-asian="CN" style:font-name-complex="Arial2" style:language-complex="hi" style:country-complex="IN" style:text-emphasize="none" style:font-relief="none" style:text-overline-style="none" style:text-overline-color="font-color"/>
    </style:style>
    <style:style style:name="ce49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middle"/>
      <style:paragraph-properties fo:margin-left="0cm"/>
    </style:style>
    <style:style style:name="ce50" style:family="table-cell" style:parent-style-name="Excel_20_Built-in_20_Normal">
      <style:table-cell-properties fo:background-color="#ccff99" style:text-align-source="value-type" style:repeat-content="false" fo:wrap-option="wrap" style:vertical-align="middle"/>
      <style:paragraph-properties fo:margin-left="0cm"/>
    </style:style>
    <style:style style:name="ce51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2" style:font-name-complex="Arial2"/>
    </style:style>
    <style:style style:name="ce52" style:family="table-cell" style:parent-style-name="Excel_20_Built-in_20_Normal">
      <style:table-cell-properties fo:background-color="#ccff99" style:text-align-source="value-type" style:repeat-content="false" fo:wrap-option="wrap" fo:border="0.002cm solid #000000" style:vertical-align="middle"/>
      <style:paragraph-properties fo:margin-left="0cm"/>
    </style:style>
    <style:style style:name="ce53" style:family="table-cell" style:parent-style-name="Excel_20_Built-in_20_Normal">
      <style:table-cell-properties style:text-align-source="value-type" style:repeat-content="false" fo:wrap-option="wrap" fo:border="0.002cm solid #000000" style:vertical-align="middle"/>
      <style:paragraph-properties fo:margin-left="0cm"/>
    </style:style>
    <style:style style:name="ce54" style:family="table-cell" style:parent-style-name="Excel_20_Built-in_20_Normal">
      <style:table-cell-properties fo:background-color="#ccffcc" style:text-align-source="value-type" style:repeat-content="false" fo:wrap-option="wrap" fo:border="0.002cm solid #000000" style:vertical-align="middle"/>
      <style:paragraph-properties fo:margin-left="0cm"/>
    </style:style>
    <style:style style:name="ce55" style:family="table-cell" style:parent-style-name="Excel_20_Built-in_20_Normal">
      <style:table-cell-properties fo:background-color="#ffffff" style:text-align-source="value-type" style:repeat-content="false" fo:wrap-option="wrap" fo:border="0.002cm solid #000000" style:vertical-align="top"/>
      <style:paragraph-properties fo:margin-left="0cm"/>
    </style:style>
    <style:style style:name="ce56" style:family="table-cell" style:parent-style-name="Excel_20_Built-in_20_Normal">
      <style:table-cell-properties fo:background-color="#ffffff" fo:wrap-option="wrap" fo:border="0.002cm solid #000000" style:vertical-align="middle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7" style:family="table-cell" style:parent-style-name="Excel_20_Built-in_20_Normal">
      <style:table-cell-properties fo:background-color="#99cc66" style:text-align-source="fix" style:repeat-content="false" fo:wrap-option="wrap" fo:border="0.002cm solid #000000" style:vertical-align="middle"/>
      <style:paragraph-properties fo:text-align="start" fo:margin-left="0cm"/>
    </style:style>
    <style:style style:name="ce58" style:family="table-cell" style:parent-style-name="Excel_20_Built-in_20_Normal">
      <style:table-cell-properties fo:background-color="#99cc66" fo:wrap-option="wrap" style:vertical-align="top"/>
      <style:text-properties style:font-name="Arial2" style:font-name-complex="Arial2"/>
    </style:style>
    <style:style style:name="ce59" style:family="table-cell" style:parent-style-name="Excel_20_Built-in_20_Normal">
      <style:table-cell-properties fo:background-color="#99cc66" fo:wrap-option="wrap" fo:border="0.002cm solid #000000" style:vertical-align="top"/>
      <style:text-properties style:font-name="Arial2" style:font-name-complex="Arial2"/>
    </style:style>
    <style:style style:name="ce60" style:family="table-cell" style:parent-style-name="Excel_20_Built-in_20_Normal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61" style:family="table-cell" style:parent-style-name="Excel_20_Built-in_20_Normal">
      <style:table-cell-properties fo:background-color="#ccff99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1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2" style:family="table-cell" style:parent-style-name="Excel_20_Built-in_20_Normal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outline="false" style:text-line-through-style="none" style:font-name="Arial1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3" style:family="table-cell" style:parent-style-name="Excel_20_Built-in_20_Normal">
      <style:table-cell-properties fo:background-color="#ffffff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4" style:family="table-cell" style:parent-style-name="Excel_20_Built-in_20_Normal">
      <style:table-cell-properties fo:background-color="#ccff99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5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Excel_20_Built-in_20_Normal">
      <style:table-cell-properties fo:background-color="#ccffcc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7" style:family="table-cell" style:parent-style-name="Excel_20_Built-in_20_Normal">
      <style:table-cell-properties fo:background-color="#99cc66" style:text-align-source="fix" style:repeat-content="false" fo:border="0.002cm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ce6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" style:family="table-cell" style:parent-style-name="Excel_20_Built-in_20_Normal">
      <style:table-cell-properties fo:background-color="#ccff99" fo:wrap-option="wrap" fo:border="0.002cm solid #000000" style:vertical-align="middle"/>
      <style:text-properties style:font-name="Arial1"/>
    </style:style>
    <style:style style:name="ce70" style:family="table-cell" style:parent-style-name="Excel_20_Built-in_20_Normal">
      <style:table-cell-properties fo:background-color="#ffffff" fo:wrap-option="wrap" fo:border="0.002cm solid #000000" style:vertical-align="middle"/>
      <style:text-properties style:font-name="Arial1"/>
    </style:style>
    <style:style style:name="ce71" style:family="table-cell" style:parent-style-name="Excel_20_Built-in_20_Normal">
      <style:table-cell-properties fo:background-color="#ccff99" fo:wrap-option="wrap" fo:border="0.002cm solid #000000" style:vertical-align="middle"/>
    </style:style>
    <style:style style:name="ce72" style:family="table-cell" style:parent-style-name="Excel_20_Built-in_20_Normal">
      <style:table-cell-properties fo:wrap-option="wrap" fo:border="0.002cm solid #000000" style:vertical-align="middle"/>
    </style:style>
    <style:style style:name="ce73" style:family="table-cell" style:parent-style-name="Excel_20_Built-in_20_Normal">
      <style:table-cell-properties fo:background-color="#ccffcc" fo:wrap-option="wrap" fo:border="0.002cm solid #000000" style:vertical-align="middle"/>
    </style:style>
    <style:style style:name="ce74" style:family="table-cell" style:parent-style-name="Excel_20_Built-in_20_Normal">
      <style:table-cell-properties fo:background-color="#99cc66" fo:wrap-option="wrap" fo:border="0.002cm solid #000000" style:vertical-align="middle"/>
      <style:text-properties style:font-name="Arial2" style:font-name-complex="Arial2"/>
    </style:style>
    <style:style style:name="ce75" style:family="table-cell" style:parent-style-name="Excel_20_Built-in_20_Normal">
      <style:table-cell-properties fo:border-bottom="none" fo:wrap-option="wrap" fo:border-left="0.002cm solid #000000" fo:border-right="0.002cm solid #000000" fo:border-top="none" style:vertical-align="middle"/>
    </style:style>
    <style:style style:name="ce76" style:family="table-cell" style:parent-style-name="Excel_20_Built-in_20_Normal">
      <style:table-cell-properties fo:background-color="#ffffff" fo:border="0.002cm solid #000000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2" fo:font-weight="normal" style:font-weight-asian="normal" style:font-name-complex="Arial2" style:font-weight-complex="normal"/>
    </style:style>
    <style:style style:name="T6" style:family="text">
      <style:text-properties style:font-name="Arial2" fo:font-weight="bold" style:font-weight-asian="bold" style:font-name-complex="Arial2" style:font-weight-complex="bold"/>
    </style:style>
    <style:style style:name="T7" style:family="text">
      <style:text-properties style:font-name="Arial2" style:font-name-complex="Arial2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Arial2" fo:font-style="italic" style:font-style-asian="italic" style:font-name-complex="Arial2" style:font-style-complex="italic"/>
    </style:style>
    <style:style style:name="T10" style:family="text">
      <style:text-properties style:font-name="Arial2" fo:font-style="italic" fo:font-weight="bold" style:font-style-asian="italic" style:font-weight-asian="bold" style:font-name-complex="Arial2" style:font-style-complex="italic" style:font-weight-complex="bold"/>
    </style:style>
    <style:style style:name="T11" style:family="text">
      <style:text-properties style:font-name="Arial2" fo:font-style="normal" fo:font-weight="bold" style:font-style-asian="normal" style:font-weight-asian="bold" style:font-name-complex="Arial2" style:font-style-complex="normal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Default"/>
        <table:table-column table:style-name="co7" table:number-columns-repeated="709" table:default-cell-style-name="Excel_20_Built-in_20_Normal"/>
        <table:table-column table:style-name="co7" table:number-columns-repeated="308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O</text:p>
          </table:table-cell>
          <table:table-cell table:style-name="ce10" office:value-type="string">
            <text:p><text:span text:style-name="T1">La balise « </text:span><text:span text:style-name="T2">meta description »</text:span><text:span text:style-name="T1"> est mal renseignée : <text:s text:c="57"/></text:span><text:span text:style-name="T1"><text:s text:c="6"/>&lt;meta name="description"</text:span><text:span text:style-name="T2"> content=""</text:span><text:span text:style-name="T1">&gt;</text:span></text:p>
          </table:table-cell>
          <table:table-cell table:style-name="ce29" office:value-type="string">
            <text:p><text:span text:style-name="T7">La balise «</text:span><text:span text:style-name="T9"> </text:span><text:span text:style-name="T10">meta description</text:span><text:span text:style-name="T9"> </text:span><text:span text:style-name="T7">» n'est pas conforme. Celle-ci sert à </text:span><text:span text:style-name="T6">décrire l'intérieu</text:span><text:span text:style-name="T7">r </text:span><text:span text:style-name="T6">d'un site web</text:span><text:span text:style-name="T7">. En effet,comme cette balise apparaît avec le titre et l'URL, elle peut </text:span><text:span text:style-name="T6">favoriser les taux de clics</text:span><text:span text:style-name="T7"> ou leur nuire si elle n'est pas correctement remplie.</text:span></text:p>
          </table:table-cell>
          <table:table-cell table:style-name="ce47" office:value-type="string">
            <text:p>Rédiger une description de maximum 160 caractères en utilisant les bons <text:span text:style-name="T2">mots</text:span>-<text:span text:style-name="T2">clés</text:span>. Google pourra ainsi <text:span text:style-name="T2">mieux référencer</text:span> la page.</text:p>
          </table:table-cell>
          <table:table-cell table:style-name="ce61" office:value-type="float" office:value="1">
            <text:p>1</text:p>
          </table:table-cell>
          <table:table-cell table:style-name="ce69" office:value-type="string">
            <text:p><text:a xlink:href="https://digitad.ca/balise-meta-description/">https://digitad.ca/balise-meta-description/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3" office:value-type="string">
            <text:p>&lt;title&gt;.&lt;/title&gt;</text:p>
          </table:table-cell>
          <table:table-cell table:style-name="ce30" office:value-type="string">
            <text:p>Une balise <text:span text:style-name="T2">&lt;</text:span><text:span text:style-name="T8">title</text:span><text:span text:style-name="T2">&gt;</text:span> mal renseignée aura des conséquences sur le référencement. En effet, sa description sera <text:span text:style-name="T2">affichée sur le moteur de recherche</text:span>. La description <text:span text:style-name="T2">« . »</text:span> ne veut rien dire pour un utilisateur.</text:p>
          </table:table-cell>
          <table:table-cell table:style-name="ce30" office:value-type="string">
            <text:p>Il est impératif pour votre site de remplir et d’optimiser la balise <text:span text:style-name="T2">&lt;</text:span><text:span text:style-name="T8">title</text:span><text:span text:style-name="T2">&gt;</text:span> car elle joue un rôle essentiel en terme de <text:span text:style-name="T2">référencement naturel</text:span>. Il faut y mettre un<text:span text:style-name="T2"> mot-clé</text:span> sur lequel vous souhaitez être référencé.</text:p>
          </table:table-cell>
          <table:table-cell table:style-name="ce61" office:value-type="float" office:value="2">
            <text:p>2</text:p>
          </table:table-cell>
          <table:table-cell table:style-name="ce69" office:value-type="string">
            <text:p><text:a xlink:href="https://smartkeyword.io/seo-on-page-balise-title/">https://smartkeyword.io/seo-on-page-balise-title/</text:a>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SEO</text:p>
          </table:table-cell>
          <table:table-cell table:style-name="ce11" office:value-type="string">
            <text:p>Pas de <text:span text:style-name="T2">balises sémantiques</text:span>.</text:p>
          </table:table-cell>
          <table:table-cell table:style-name="ce31" office:value-type="string">
            <text:p>Il y a une <text:span text:style-name="T2">absence de balises sémantiques</text:span> et ceci n'aide pas les robots des navigateurs de recherche à lire l'intérieur de votre site.</text:p>
          </table:table-cell>
          <table:table-cell table:style-name="ce48" office:value-type="string">
            <text:p>Il faut <text:span text:style-name="T2">baliser votre document</text:span> HTML, ce qui permettra aux robots d’indexations de <text:span text:style-name="T2">mieux interpréter votre page web</text:span>, et donc de cibler le réel contenu que vous souhaitez mettre en avant.</text:p>
          </table:table-cell>
          <table:table-cell table:style-name="ce62"/>
          <table:table-cell table:style-name="ce70" office:value-type="string">
            <text:p><text:a xlink:href="https://ronan-hello.fr/series/html/balises-semantiques-html">https://ronan-hello.fr/series/html/balises-semantiques-html</text:a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12" office:value-type="string">
            <text:p><text:span text:style-name="T2">Pas de mot-clé dans le H1. <text:s text:c="3"/></text:span><text:span text:style-name="T1"><text:s text:c="29"/>&lt;h1 class="text-center hero-bloc-text </text:span><text:span text:style-name="T1">tc-white</text:span><text:span text:style-name="T2"> </text:span><text:span text:style-name="T1">"&gt;</text:span><text:span text:style-name="T2">La chouette agence.</text:span><text:span text:style-name="T1">&lt;/h1&gt;</text:span></text:p>
          </table:table-cell>
          <table:table-cell table:style-name="ce32" office:value-type="string">
            <text:p>La balise «<text:span text:style-name="T8"> H1</text:span><text:span text:style-name="T2"> </text:span>» contient le nom de l'entreprise mais <text:span text:style-name="T2">pas le mot-clé</text:span> qui permettrait d'aider au référencement. Par ailleurs, elle sert à <text:span text:style-name="T2">attirer l'attention de l'internaute</text:span>, mais également à <text:span text:style-name="T2">promouvoir le SEO</text:span> d'un site internet.</text:p>
          </table:table-cell>
          <table:table-cell table:style-name="ce49" office:value-type="string">
            <text:p>Il faut insérer dans la balise « <text:span text:style-name="T2">H1</text:span> » <text:span text:style-name="T2">le mot-clé central</text:span> de votre contenu.</text:p>
          </table:table-cell>
          <table:table-cell table:style-name="ce63"/>
          <table:table-cell table:style-name="ce23" office:value-type="string">
            <text:p><text:a xlink:href="https://fiches-pratiques.chefdentreprise.com/Thematique/marketing-1052/FichePratique/Balise-h1-quel-est-son-interet--351214.htm">https://fiches-pratiques.chefdentreprise.com/Thematique/marketing-1052/FichePratique/Balise-h1-quel-est-son-interet--351214.htm</text:a>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13" office:value-type="string">
            <text:p><text:span text:style-name="T2">Les images sont trop grandes</text:span><text:span text:style-name="T1"> : <text:s text:c="22"/>&lt;div class = 'bloc'&gt; </text:span><text:s text:c="2"/>1182px x 439px. <text:s text:c="4"/><text:s text:c="13"/><text:span text:style-name="T1">background-image: url(img/la-chouette-agence-banniere.jpg);</text:span><text:span text:style-name="T2"> 1920 × 785 px.</text:span></text:p>
          </table:table-cell>
          <table:table-cell table:style-name="ce32" office:value-type="string">
            <text:p>Certaines images sont <text:span text:style-name="T2">trop grandes</text:span> <text:span text:style-name="T2">par rapport à leur contenant</text:span>. Si celles-ci ne sont pas adaptées, cela <text:span text:style-name="T2">ralentit le chargement</text:span> de la page et par conséquent le <text:span text:style-name="T2">référencemen</text:span>t.</text:p>
          </table:table-cell>
          <table:table-cell table:style-name="ce49" office:value-type="string">
            <text:p>Il est indispensable de les <text:span text:style-name="T2">redimensionner</text:span> avant de les mettre sur votre site.Vous devez les <text:span text:style-name="T2">recadrer</text:span>.</text:p>
          </table:table-cell>
          <table:table-cell table:style-name="ce63"/>
          <table:table-cell table:style-name="ce2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SEO</text:p>
          </table:table-cell>
          <table:table-cell table:style-name="ce10" office:value-type="string">
            <text:p><text:span text:style-name="T1">Technique de</text:span> Blackhat : <text:s text:c="39"/>&lt;<text:span text:style-name="T1">div class="keywords"</text:span> style="color:#cccccc;font-size:1px;"&gt;Agence web à paris,...&lt;/div&gt;</text:p>
          </table:table-cell>
          <table:table-cell table:style-name="ce33" office:value-type="string">
            <text:p>Il s'agit de techniques visant à<text:span text:style-name="T2"> créer des mots-clés</text:span> sur la couleur du fond pour <text:span text:style-name="T2">"tromper"</text:span> les moteurs de recherche pour <text:span text:style-name="T2">monter plus vite dans le référencement</text:span>.</text:p>
            <text:p>Ceci est une mauvaise pratique et peut avoir l'effet inverse.</text:p>
          </table:table-cell>
          <table:table-cell table:style-name="ce50" office:value-type="string">
            <text:p><text:span text:style-name="T2">Retirez tous les mots-clés cachés</text:span> et préférez les mot-clés implémentés dans le <text:span text:style-name="T2">titre</text:span>, la<text:span text:style-name="T2"> meta</text:span> <text:span text:style-name="T2">description</text:span> et les <text:span text:style-name="T2">zones de textes</text:span>.</text:p>
          </table:table-cell>
          <table:table-cell table:style-name="ce64" office:value-type="float" office:value="3">
            <text:p>3</text:p>
          </table:table-cell>
          <table:table-cell table:style-name="ce71" office:value-type="string">
            <text:p><text:a xlink:href="https://www.la-revanche-des-sites.fr/blog/pourquoi-et-comment-optimiser-ses-images-pour-le-seo">https://www.la-revanche-des-sites.fr/blog/pourquoi-et-comment-optimiser-ses-images-pour-le-seo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4" office:value-type="string">
            <text:p><text:span text:style-name="T1">Les images ne son</text:span>t pas nommées correctement : <text:s text:c="43"/>« 1.jpg », « 2jpg », « 3jpg » etc...</text:p>
          </table:table-cell>
          <table:table-cell table:style-name="ce34" office:value-type="string">
            <text:p>Les images ont des <text:span text:style-name="T2">titres inadaptés</text:span> pour les moteurs de recherche. Les titres contenant les bons mots-clés seront bien <text:span text:style-name="T2">mieux pour l'indexation</text:span>.</text:p>
          </table:table-cell>
          <table:table-cell table:style-name="ce51" office:value-type="string">
            <text:p>Changez les noms classiques par un <text:span text:style-name="T2">nom pertinen</text:span>t avec des <text:span text:style-name="T2">mots-clés séparés pas </text:span><text:span text:style-name="T2">des tirets</text:span> dans le nom de l’illustration. Ceci aidera les moteurs de recherche à <text:span text:style-name="T2">savoir </text:span><text:span text:style-name="T2">de quoi elle parle</text:span>.</text:p>
          </table:table-cell>
          <table:table-cell table:style-name="ce65"/>
          <table:table-cell table:style-name="ce36" office:value-type="string">
            <text:p><text:a xlink:href="https://www.codeur.com/blog/seo-image-google/#:~:text=Le%20format%20de%20l'image,:%20JPEG,%20PNG%20et%20GIF">https://www.codeur.com/blog/seo-image-google/#:~:text=Le format de l'image,: JPEG, PNG et GIF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0" office:value-type="string">
            <text:p><text:span text:style-name="T1">L'onglet contact est</text:span> mal nommé : <text:s text:c="25"/><text:span text:style-name="T2">&lt;a href="page2.html"&gt;page2 &gt;&lt;/a&gt;</text:span></text:p>
          </table:table-cell>
          <table:table-cell table:style-name="ce33" office:value-type="string">
            <text:p>La '<text:span text:style-name="T8">page2</text:span>' nous renvoie sur un <text:span text:style-name="T2">formulaire de contact</text:span>, les moteurs de recherche ni même les utilisateurs ne peuvent comprendre qu'il s'agit d'une page de contact. Ce nom n'est <text:span text:style-name="T2">pas clair</text:span>.</text:p>
          </table:table-cell>
          <table:table-cell table:style-name="ce50" office:value-type="string">
            <text:p>Renommez votre lien vers le formulaire en <text:span text:style-name="T2">« </text:span><text:span text:style-name="T8">Contact </text:span><text:span text:style-name="T2">» ou «</text:span><text:span text:style-name="T8"> Contactez-nous </text:span><text:span text:style-name="T2">»</text:span>. Cette pratique le rendra bien plus <text:span text:style-name="T2">compréhensible et cohérent</text:span>.</text:p>
          </table:table-cell>
          <table:table-cell table:style-name="ce64" office:value-type="float" office:value="4">
            <text:p>4</text:p>
          </table:table-cell>
          <table:table-cell table:style-name="ce71" office:value-type="string">
            <text:p><text:a xlink:href="https://support.squarespace.com/hc/fr-fr/articles/205814428-Modifier-le-format-des-titres-pour-le-SEO-et-les-onglets-de-navigateur">https://support.squarespace.com/hc/fr-fr/articles/205814428-Modifier-le-format-des-titres-pour-le-SEO-et-les-onglets-de-navigateur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3" office:value-type="string">
            <text:p><text:span text:style-name="T1">Le formulaire de contact affiche un message</text:span> d'erreur en anglais : <text:s text:c="35"/><text:s text:c="6"/>&lt;<text:span text:style-name="T1">f</text:span><text:span text:style-name="T3">orm id="form_1"</text:span><text:span text:style-name="T4"> novalidate success</text:span>-<text:span text:style-name="T4">msg="Your message has been sent."...</text:span>&gt;</text:p>
          </table:table-cell>
          <table:table-cell table:style-name="ce35" office:value-type="string">
            <text:p>Ici, si les champs de saisie ne sont pas remplis, ce message d'erreur est généré. <text:span text:style-name="T2">Ceci </text:span><text:span text:style-name="T2">n'est</text:span> <text:span text:style-name="T2">pas la bonne pratique</text:span>.</text:p>
          </table:table-cell>
          <table:table-cell table:style-name="ce49" office:value-type="string">
            <text:p>Il faut retirer : <text:span text:style-name="T1">« </text:span><text:span text:style-name="T8">novalidate success-msg=</text:span> » et « <text:span text:style-name="T8">fail-msg= </text:span>». C'est l'attribut «<text:span text:style-name="T8"> required </text:span>» appliqué à la balise «<text:span text:style-name="T8"> input </text:span>» <text:s/>qui générera le message d'erreur.</text:p>
          </table:table-cell>
          <table:table-cell table:style-name="ce63"/>
          <table:table-cell table:style-name="ce23" office:value-type="string">
            <text:p><text:a xlink:href="https://developer.mozilla.org/fr/docs/Learn/Forms/Form_validation">https://developer.mozilla.org/fr/docs/Learn/Forms/Form_validation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9" office:value-type="string">
            <text:p>La page2 de contact est coupée.</text:p>
          </table:table-cell>
          <table:table-cell table:style-name="ce33" office:value-type="string">
            <text:p>Le chemin de la page2 est indiqué vers un fichier <text:span text:style-name="T2">bootstrap minifié</text:span> alors que celui-ci n'exista pas, il y a donc une <text:span text:style-name="T2">erreur d'affichage</text:span> qui posera un problème à l'utilisateur qui ne pourra <text:span text:style-name="T2">pas bien voir la page</text:span>.</text:p>
          </table:table-cell>
          <table:table-cell table:style-name="ce52" office:value-type="string">
            <text:p>Il faut minifier le fichier Bootstrap afin de corriger cette erreur et l'enregistrer sous le nom : <text:s text:c="62"/>« <text:span text:style-name="T8">bootstrap.min.css ».</text:span></text:p>
          </table:table-cell>
          <table:table-cell table:style-name="ce64" office:value-type="float" office:value="5">
            <text:p>5</text:p>
          </table:table-cell>
          <table:table-cell table:style-name="ce71" office:value-type="string">
            <text:p><text:a xlink:href="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">https://fr.semrush.com/blog/facteurs-classement-google/?kw=&amp;cmp=FR_SRCH_DSA_Blog_Core_BU_FR&amp;label=dsa_pagefeed&amp;Network=g&amp;Device=c&amp;utm_content=487607528781&amp;kwid=dsa-1100351992244&amp;cmpid=11849486850&amp;agpid=113156855457&amp;BU=Core&amp;extid=152584054223&amp;adpos=&amp;gclid=Cj0KCQjwkbuKBhDRARIsAALysV4ePGp8-_FMicv9-tVAjgS0jj6qlGZNMpKGyOz9JsJiXO2O5H3w4MkaAtKtEALw_wcB</text:a></text:p>
          </table:table-cell>
          <table:table-cell table:number-columns-repeated="1018"/>
        </table:table-row>
        <table:table-row table:style-name="ro6">
          <table:table-cell table:style-name="ce4" office:value-type="string">
            <text:p>SEO</text:p>
          </table:table-cell>
          <table:table-cell table:style-name="ce13" office:value-type="string">
            <text:p><text:span text:style-name="T1">Absence de</text:span> « Google Search Console »<text:span text:style-name="T1"> et</text:span> « Google Analytics ».</text:p>
          </table:table-cell>
          <table:table-cell table:style-name="ce35" office:value-type="string">
            <text:p><text:span text:style-name="T2">Aucun de ces outils n'est utilisé</text:span>, les données que l'on peut y consulter ne sont donc pas mises à profit pour un meilleur référencement. Ils constituent une<text:span text:style-name="T2"> source</text:span> <text:span text:style-name="T2">importante d'informations</text:span> qui peuvent aider à <text:span text:style-name="T2">améliorer son SEO</text:span> et<text:span text:style-name="T2"> suivre</text:span> <text:span text:style-name="T2">l'évolution de ces données</text:span> (performances du trafic généré, les mots-clés utilisé, contrôler et maintenir la présence de votre site dans les résultats de recherche Google...). </text:p>
          </table:table-cell>
          <table:table-cell table:style-name="ce49" office:value-type="string">
            <text:p>Commencez à utiliser ces deux outils.</text:p>
          </table:table-cell>
          <table:table-cell table:style-name="ce63"/>
          <table:table-cell table:style-name="ce23" office:value-type="string">
            <text:p><text:a xlink:href="https://fr.semrush.com/blog/5-techniques-pour-faire-de-google-analytics-un-outil-seo/?kw=&amp;cmp=FR_SRCH_DSA_Blog_Core_BU_FR&amp;label=dsa_pagefeed&amp;Network=g&amp;Device=c&amp;utm_content=486542001787&amp;kwid=dsa-1100351992684&amp;cmpid=11849486850&amp;agpid=113156859817&amp;BU=Core&amp;extid=152584054388&amp;adpos=&amp;gclid=CjwKCAjwkvWKBhB4EiwA-GHjFoq6YJ0VX4PWRb_KBfSyHEJm03Ko98g2AhHxFPJVB-81g2ZdaJ6zUBoCA0kQAvD_BwE">https://fr.semrush.com/blog/5-techniques-pour-faire-de-google-analytics-un-outil-seo/?kw=&amp;cmp=FR_SRCH_DSA_Blog_Core_BU_FR&amp;label=dsa_pagefeed&amp;Network=g&amp;Device=c&amp;utm_content=486542001787&amp;kwid=dsa-1100351992684&amp;cmpid=11849486850&amp;agpid=113156859817&amp;BU=Core&amp;extid=152584054388&amp;adpos=&amp;gclid=CjwKCAjwkvWKBhB4EiwA-GHjFoq6YJ0VX4PWRb_KBfSyHEJm03Ko98g2AhHxFPJVB-81g2ZdaJ6zUBoCA0kQAvD_BwE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4" office:value-type="string">
            <text:p><text:span text:style-name="T1">Le versions de Bootstrap et Jquery ne sont </text:span><text:span text:style-name="T2">pas à</text:span><text:span text:style-name="T1"> </text:span><text:span text:style-name="T2">jour : <text:s text:c="52"/></text:span><text:span text:style-name="T2"><text:s text:c="28"/>« Bootstrap v3.3.5 » <text:s text:c="42"/>«  jQuery v2.1.0 » </text:span></text:p>
          </table:table-cell>
          <table:table-cell table:style-name="ce36" office:value-type="string">
            <text:p>Ce problème peut générer des <text:span text:style-name="T2">vulnérabilités de sécurité</text:span> connues qui sont facilement identifiées et exploitées par des attaquants. Ceci peut faire <text:span text:style-name="T2">baisser le</text:span> <text:span text:style-name="T2">classement</text:span> dans le référencement.</text:p>
          </table:table-cell>
          <table:table-cell table:style-name="ce53" office:value-type="string">
            <text:p>Pour corriger ce problème il est important de <text:span text:style-name="T2">mettre à jour les versions</text:span> de Jquery et Bootstrap.</text:p>
          </table:table-cell>
          <table:table-cell table:style-name="ce65"/>
          <table:table-cell table:style-name="ce72" office:value-type="string">
            <text:p><text:a xlink:href="https://web.dev/no-vulnerable-libraries/?utm_source=lighthouse&amp;utm_medium=lr">https://web.dev/no-vulnerable-libraries/?utm_source=lighthouse&amp;utm_medium=lr</text:a></text:p>
          </table:table-cell>
          <table:table-cell table:number-columns-repeated="1018"/>
        </table:table-row>
        <table:table-row table:style-name="ro5">
          <table:table-cell table:style-name="ce4" office:value-type="string">
            <text:p>SEO</text:p>
          </table:table-cell>
          <table:table-cell table:style-name="ce14" office:value-type="string">
            <text:p>Les liens « Backlinks » sont insérés dans le footer, mal présentés.</text:p>
          </table:table-cell>
          <table:table-cell table:style-name="ce36" office:value-type="string">
            <text:p>Ces liens sont en liste à puce <text:span text:style-name="T2">sans contexte</text:span>, mal insérés. De plus ils ramènent vers <text:span text:style-name="T2">une erreur 404</text:span>.</text:p>
          </table:table-cell>
          <table:table-cell table:style-name="ce53" office:value-type="string">
            <text:p>Il vaut mieux avoir une<text:span text:style-name="T2"> architecture claire</text:span> pour les utilisateurs. Vous pouvez aussi créer des <text:span text:style-name="T2">machines à contenu</text:span> pour avoir un espace dédié pour les annuaires par exemple. Pour les liens qui ramènent sur une<text:span text:style-name="T2"> erreur 404</text:span>, <text:s/>il faut<text:span text:style-name="T2"> signaler </text:span>ces liens cassés à l’auteur.</text:p>
          </table:table-cell>
          <table:table-cell table:style-name="ce65"/>
          <table:table-cell table:style-name="ce72" office:value-type="string">
            <text:p><text:a xlink:href="https://www.oscar-referencement.com/developper-la-meilleure-strategie-de-backlink-ou-netlinking-pour-votre-seo/">https://www.oscar-referencement.com/developper-la-meilleure-strategie-de-backlink-ou-netlinking-pour-votre-seo/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Tous les fichiers CSS et JavaScript ne sont</text:span> pas minifiés.</text:p>
          </table:table-cell>
          <table:table-cell table:style-name="ce37" office:value-type="string">
            <text:p>Les fichiers ne sont pas minifés et <text:span text:style-name="T2">alourdissent la page </text:span>et par conséquent le <text:span text:style-name="T2">chargement de celle-ci</text:span> par les navigateurs.</text:p>
          </table:table-cell>
          <table:table-cell table:style-name="ce54" office:value-type="string">
            <text:p>Dans ce cas il faut <text:span text:style-name="T2">minifier ces fichiers</text:span> avec une des <text:span text:style-name="T2">applications dédiées</text:span> (compressmycode.com, htmlcompressor.com ou encore javascript-minifier.com) afin de les<text:span text:style-name="T2"> alléger</text:span>.</text:p>
          </table:table-cell>
          <table:table-cell table:style-name="ce66" office:value-type="float" office:value="6">
            <text:p>6</text:p>
          </table:table-cell>
          <table:table-cell table:style-name="ce73"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5" office:value-type="string">
            <text:p><text:span text:style-name="T1">Certaines photos sont en format </text:span>bitmap (bpm)<text:span text:style-name="T1">.</text:span></text:p>
          </table:table-cell>
          <table:table-cell table:style-name="ce37" office:value-type="string">
            <text:p>Le format bitmap ne <text:span text:style-name="T2">compresse pas les images</text:span>. Ceci le rend plus<text:span text:style-name="T2"> lourdes</text:span> et donc<text:span text:style-name="T2"> </text:span><text:span text:style-name="T2">moins</text:span> <text:span text:style-name="T2">adaptées au web</text:span>. Ce problème a des conséquences sur la <text:span text:style-name="T2">rapidité</text:span> de chargement de la page web.</text:p>
          </table:table-cell>
          <table:table-cell table:style-name="ce54" office:value-type="string">
            <text:p>Pour les photos il vaut mieux privilégier le <text:span text:style-name="T2">format jpeg</text:span> qui est plus<text:span text:style-name="T2"> lége</text:span>r et donc<text:span text:style-name="T2"> plus </text:span><text:span text:style-name="T2">adapté</text:span> pour une usage web.</text:p>
          </table:table-cell>
          <table:table-cell table:style-name="ce66" office:value-type="float" office:value="7">
            <text:p>7</text:p>
          </table:table-cell>
          <table:table-cell table:style-name="ce73" office:value-type="string">
            <text:p><text:a xlink:href="https://www.c2i-revision.fr/complement.php?id_con=124">https://www.c2i-revision.fr/complement.php?id_con=124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3" office:value-type="string">
            <text:p><text:span text:style-name="T1">Certaines photos ne sont</text:span> pas compressées <text:span text:style-name="T1">et</text:span> pas adaptées à leur contenant.</text:p>
          </table:table-cell>
          <table:table-cell table:style-name="ce35" office:value-type="string">
            <text:p>Tout comme les fichiers CSS et JavaScript, certaines photos n'ont pas une taille optimisée, sont<text:span text:style-name="T2"> trop lourdes</text:span> et ont une incidence sur<text:span text:style-name="T2"> le chargement de la page</text:span>.</text:p>
          </table:table-cell>
          <table:table-cell table:style-name="ce55" office:value-type="string">
            <text:p>Dans ce cas également il faut <text:span text:style-name="T2">compresser les photos</text:span> via des applications (ImageOptium ou encore compressor.io) avec une compression sans perte. Il faut aussi <text:span text:style-name="T2">adapter la taille de l'image à la taille de son contenant.</text:span></text:p>
          </table:table-cell>
          <table:table-cell table:style-name="ce63"/>
          <table:table-cell table:style-name="ce23" office:value-type="string">
            <text:p><text:a xlink:href="https://www.3octets.fr/actualites/developpement/optimiser-taille-poids-images-seo-lexperience-utilisateur/">https://www.3octets.fr/actualites/developpement/optimiser-taille-poids-images-seo-lexperience-utilisateur/</text:a></text:p>
          </table:table-cell>
          <table:table-cell table:number-columns-repeated="1018"/>
        </table:table-row>
        <table:table-row table:style-name="ro5">
          <table:table-cell table:style-name="ce5" office:value-type="string">
            <text:p>SEO- Vitesse et taille du site</text:p>
          </table:table-cell>
          <table:table-cell table:style-name="ce16" office:value-type="string">
            <text:p><text:span text:style-name="T1">L'attribut</text:span> « <text:span text:style-name="T4">defer </text:span>» n'est pas appliqué sur tous les scripts JavaScript.</text:p>
          </table:table-cell>
          <table:table-cell table:style-name="ce35" office:value-type="string">
            <text:p>Ici il y a certains scripts JavaScript qui n'ont pas l'attribut « <text:span text:style-name="T8">defer »</text:span>, ce qui causera un <text:span text:style-name="T2">soucis de chargement </text:span><text:s/><text:span text:style-name="T2">des scripts</text:span> en parallèle. Avec cet attribut les scripts se chargent sans stopper le rendu de la page HTML.</text:p>
          </table:table-cell>
          <table:table-cell table:style-name="ce55" office:value-type="string">
            <text:p>Il signifie que le navigateur peut charger le(s) script(s) en parallèle, sans stopper le rendu de la page HTML. Contrairement à async , l'ordre d'exécution des scripts est préservé, en fonction de leur apparition dans le code source HTML.</text:p>
          </table:table-cell>
          <table:table-cell table:style-name="ce63" office:value-type="float" office:value="8">
            <text:p>8</text:p>
          </table:table-cell>
          <table:table-cell table:style-name="ce23" office:value-type="string">
            <text:p><text:a xlink:href="https://clients.offshore-cloud.com/knowledgebase/64/WebPerf---Ameliorer-la-gestion-de-ses-scripts-via-les-atributs-async-et-defer.html">https://clients.offshore-cloud.com/knowledgebase/64/WebPerf---Ameliorer-la-gestion-de-ses-scripts-via-les-atributs-async-et-defer.html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17" office:value-type="string">
            <text:p><text:span text:style-name="T1">Certaines écritures son</text:span><text:span text:style-name="T2">t trop petites: <text:s text:c="16"/>{</text:span></text:p>
            <text:p><text:span text:style-name="T2"><text:s text:c="4"/></text:span><text:span text:style-name="T2">font-size: 11px;</text:span></text:p>
            <text:p><text:span text:style-name="T2">}</text:span></text:p>
          </table:table-cell>
          <table:table-cell table:style-name="ce38" office:value-type="string">
            <text:p>Les tailles de polices <text:span text:style-name="T2">inférieures à 12px</text:span> sont souvent <text:span text:style-name="T2">difficiles à lire</text:span> sur les appareils mobiles et peuvent obliger les utilisateurs à <text:span text:style-name="T2">zoomer</text:span> pour afficher le texte à une taille de lecture confortable. </text:p>
          </table:table-cell>
          <table:table-cell table:style-name="ce36" office:value-type="string">
            <text:p>Avoir une taille de police <text:span text:style-name="T2">d'au moins 12px</text:span> sur au moins <text:span text:style-name="T2">60 %</text:span> du texte de votre page.</text:p>
          </table:table-cell>
          <table:table-cell table:style-name="ce65"/>
          <table:table-cell table:style-name="ce72" office:value-type="string">
            <text:p><text:a xlink:href="https://web.dev/font-size/?utm_source=lighthouse&amp;utm_medium=lr">https://web.dev/font-size/?utm_source=lighthouse&amp;utm_medium=lr</text:a></text:p>
          </table:table-cell>
          <table:table-cell table:number-columns-repeated="1018"/>
        </table:table-row>
        <table:table-row table:style-name="ro6">
          <table:table-cell table:style-name="ce7" office:value-type="string">
            <text:p>ACCESSIBILITÉ</text:p>
          </table:table-cell>
          <table:table-cell table:style-name="ce18" office:value-type="string">
            <text:p><text:span text:style-name="T1">Plusieurs éléments ont un</text:span> problème de contraste : <text:s text:c="57"/><text:s text:c="2"/>&lt;div class="keywords"style="color:#cccccc;font-size:1px;"&gt;</text:p>
            <text:p/>
          </table:table-cell>
          <table:table-cell table:style-name="ce32" office:value-type="string">
            <text:p>Le texte a un <text:span text:style-name="T2">faible contraste</text:span> et est<text:span text:style-name="T2"> difficile ou impossible à lire</text:span> pour de nombreux utilisateurs. Les couleurs d'arrière-plan et de <text:span text:style-name="T2">premier plan n'ont pas un</text:span> <text:span text:style-name="T2">rapport de </text:span><text:span text:style-name="T2">contraste suffisamment élevé</text:span>.</text:p>
          </table:table-cell>
          <table:table-cell table:style-name="ce56" office:value-type="string">
            <text:p>Assurez-vous que tous les éléments de votre page respectent les <text:span text:style-name="T2">rapports de </text:span><text:span text:style-name="T2">contraste</text:span> <text:span text:style-name="T2">de couleur minimum</text:span> spécifiés par WCAG.</text:p>
          </table:table-cell>
          <table:table-cell table:style-name="ce63"/>
          <table:table-cell table:style-name="ce23" office:value-type="string">
            <text:p><text:a xlink:href="https://www.digitaweb.com/blog/accessibilite-site-internet">https://www.digitaweb.com/blog/accessibilite-site-internet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19" office:value-type="string">
            <text:p><text:span text:style-name="T1">Les liens ne sont </text:span><text:span text:style-name="T2">pas assez grands</text:span>. <text:s text:c="19"/>Ex : <text:s text:c="55"/><text:s text:c="21"/>&lt;a href="matoiture.com"&gt;</text:p>
          </table:table-cell>
          <table:table-cell table:style-name="ce32" office:value-type="string">
            <text:p>Les éléments interactifs tels que les <text:span text:style-name="T2">liens</text:span> doivent être suffisamment <text:span text:style-name="T2">grands</text:span> et avoir <text:span text:style-name="T2">suffisamment d'espace</text:span> autour d'eux pour être assez faciles à appuyer sans se chevaucher sur d'autres éléments.</text:p>
          </table:table-cell>
          <table:table-cell table:style-name="ce56" office:value-type="string">
            <text:p>Donner une taille d'au moins <text:span text:style-name="T2">48x48px</text:span> aux liens.</text:p>
          </table:table-cell>
          <table:table-cell table:style-name="ce63"/>
          <table:table-cell table:style-name="ce70" office:value-type="string">
            <text:p><text:span text:style-name="T13"><text:a xlink:href="https://ronan-hello.fr/series/html/balises-semantiques-html">https://ronan-hello.fr/series/html/balises-semantiques-html</text:a></text:span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20" office:value-type="string">
            <text:p>Un « H3 » suit un « H1 » : <text:s text:c="41"/>&lt;h3 class="mg-md text-center"&gt;</text:p>
          </table:table-cell>
          <table:table-cell table:style-name="ce39" office:value-type="string">
            <text:p>L'ordre hiérarchique des titres n'est <text:span text:style-name="T2">pas respecté</text:span>, en effet un <text:span text:style-name="T2">H3 est situé après le</text:span> <text:span text:style-name="T2">H1</text:span> : un titre de <text:span text:style-name="T2">niveau 2 sera toujours situé sous un titre de niveau 1</text:span>, un titre de niveau 3 sous un titre de niveau 2 etc...</text:p>
          </table:table-cell>
          <table:table-cell table:style-name="ce57" office:value-type="string">
            <text:p>Il convient de <text:span text:style-name="T2">respecter l'ordre hiérarchique des titres</text:span> : il ne faut pas choisir un titre pour son rendu (taille du texte affiché) mais pour son<text:span text:style-name="T2"> importance dans la </text:span><text:span text:style-name="T2">hiérarchie.</text:span></text:p>
          </table:table-cell>
          <table:table-cell table:style-name="ce67" office:value-type="float" office:value="8">
            <text:p>8</text:p>
          </table:table-cell>
          <table:table-cell table:style-name="ce57" office:value-type="string">
            <text:p><text:a xlink:href="https://fr.wikibooks.org/wiki/Le_langage_HTML/Titres_et_paragraphes">https://fr.wikibooks.org/wiki/Le_langage_HTML/Titres_et_paragraphes</text:a></text:p>
          </table:table-cell>
          <table:table-cell table:number-columns-repeated="1018"/>
        </table:table-row>
        <table:table-row table:style-name="ro6">
          <table:table-cell table:style-name="ce6" office:value-type="string">
            <text:p>ACCESSIBILITÉ</text:p>
          </table:table-cell>
          <table:table-cell table:style-name="ce21" office:value-type="string">
            <text:p>L<text:span text:style-name="T1">'attribut « </text:span><text:span text:style-name="T3">lang</text:span><text:span text:style-name="T1"> » est sur </text:span>« <text:span text:style-name="T4">Default »</text:span> : <text:s text:c="13"/>&lt;html lang="Default"&gt;</text:p>
          </table:table-cell>
          <table:table-cell table:style-name="ce40" office:value-type="string">
            <text:p><text:span text:style-name="T7">La langue n'est </text:span><text:span text:style-name="T6">pas définie</text:span><text:span text:style-name="T7">, ainsi, les navigateurs de recherche ne </text:span><text:span text:style-name="T6">peuvent pas</text:span><text:span text:style-name="T7"> </text:span><text:span text:style-name="T6">détecter automatiquement la langue de la page</text:span><text:span text:style-name="T7">. Sans cet attribut, les lecteurs d'écran </text:span><text:span text:style-name="T7">utiliseront la lange paramétrée par le système d'exploitation, ce qui pourra entraîner des </text:span><text:span text:style-name="T6">défauts de prononciations</text:span><text:span text:style-name="T7">.</text:span></text:p>
          </table:table-cell>
          <table:table-cell table:style-name="ce58" office:value-type="string">
            <text:p><text:span text:style-name="T7">L'utilisation d'un attribut « </text:span><text:span text:style-name="T10">lang</text:span><text:span text:style-name="T9"> </text:span><text:span text:style-name="T7">» valide pour l'élément HTML permettra aux lecteurs </text:span><text:span text:style-name="T7">d'écran de </text:span><text:span text:style-name="T6">déterminer la langue à utiliser pour l'énonciation</text:span><text:span text:style-name="T7">. La balise de langage </text:span><text:span text:style-name="T7">utilisée doit correspondre à celle utilisée pour la </text:span><text:span text:style-name="T11">majorité du</text:span><text:span text:style-name="T7"> </text:span><text:span text:style-name="T6">contenu de la page</text:span><text:span text:style-name="T7">.</text:span></text:p>
          </table:table-cell>
          <table:table-cell table:style-name="ce67" office:value-type="float" office:value="9">
            <text:p>9</text:p>
          </table:table-cell>
          <table:table-cell table:style-name="ce74" office:value-type="string">
            <text:p><text:span text:style-name="T7"><text:a xlink:href="https://www.journaldunet.com/solutions/seo-referencement/1487020-5-bonnes-pratiques-pour-deployer-une-strategie-de-seo-international/#:~:text=L'attribut lang placé sur,du IANA Language Subtag Registry.">https://www.journaldunet.com/solutions/seo-referencement/1487020-5-bonnes-pratiques-pour-deployer-une-strategie-de-seo-international/#:~:text=L'attribut lang placé sur,du IANA Language Subtag Registry.</text:a></text:span>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ACCESSIBILITÉ</text:p>
          </table:table-cell>
          <table:table-cell table:style-name="ce22" office:value-type="string">
            <text:p><text:span text:style-name="T5">Le </text:span><text:span text:style-name="T6">texte est sous forme d'image</text:span><text:span text:style-name="T5"> : <text:s text:c="21"/>&lt;img alt="agence web, agence web </text:span><text:span text:style-name="T5">paris, web design paris, stratégie web"</text:span><text:span text:style-name="T7"> src="img/citation.png"&gt;</text:span></text:p>
          </table:table-cell>
          <table:table-cell table:style-name="ce41" office:value-type="string">
            <text:p>Le texte est <text:span text:style-name="T2">mis sous forme d'image</text:span> en format png, les moteurs de recherche ne peuvent donc <text:span text:style-name="T2">pas bien comprendre qu'il s'agit d'un texte</text:span>.</text:p>
          </table:table-cell>
          <table:table-cell table:style-name="ce59" office:value-type="string">
            <text:p>Il faut <text:span text:style-name="T2">retirer les textes sous formes d'image</text:span> et créer de <text:span text:style-name="T2">vrais textes</text:span> <text:s/>avec <text:span text:style-name="T2">les </text:span><text:span text:style-name="T2">balises de texte</text:span> pour être reconnus comme tels par les moteurs de recherche et ainsi permettre de remonter dans le référencement.</text:p>
          </table:table-cell>
          <table:table-cell table:style-name="ce67" office:value-type="float" office:value="10">
            <text:p>10</text:p>
          </table:table-cell>
          <table:table-cell table:style-name="ce74" office:value-type="string">
            <text:p><text:a xlink:href="https://fr.oncrawl.com/seo-technique/accessibilite-web-seo/">https://fr.oncrawl.com/seo-technique/accessibilite-web-seo/</text:a></text:p>
          </table:table-cell>
          <table:table-cell table:number-columns-repeated="1018"/>
        </table:table-row>
        <table:table-row table:style-name="ro5">
          <table:table-cell table:style-name="ce6" office:value-type="string">
            <text:p>ACCESSIBILITÉ</text:p>
          </table:table-cell>
          <table:table-cell table:style-name="ce17" office:value-type="string">
            <text:p>Pas de noms de liens : <text:s text:c="40"/>&lt;a class="social" href="index.html"&gt;</text:p>
          </table:table-cell>
          <table:table-cell table:style-name="ce42" office:value-type="string">
            <text:p>Les liens n'ont <text:span text:style-name="T2">pas de nom discernable</text:span>.</text:p>
          </table:table-cell>
          <table:table-cell table:style-name="ce38" office:value-type="string">
            <text:p>Les liens tirent principalement leur nom accessible de leur <text:span text:style-name="T2">contenu textue</text:span>l. Évitez les mots de remplissage comme « Ici » ou « En savoir plus » ; à la place, mettez le texte le plus <text:span text:style-name="T2">significatif</text:span> dans le lien lui-même.</text:p>
          </table:table-cell>
          <table:table-cell table:style-name="ce65"/>
          <table:table-cell table:style-name="ce75" office:value-type="string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/>
        </table:table-row>
        <table:table-row table:style-name="ro7">
          <table:table-cell table:style-name="ce8" office:value-type="string">
            <text:p>ACCESSIBILITÉ</text:p>
          </table:table-cell>
          <table:table-cell table:style-name="ce17" office:value-type="string">
            <text:p><text:span text:style-name="T1">L'étiquette</text:span> « <text:span text:style-name="T4">form </text:span>» <text:span text:style-name="T1">est </text:span>manquante : <text:s text:c="17"/>&lt;label&gt;Nom&lt;/label&gt;</text:p>
          </table:table-cell>
          <table:table-cell table:style-name="ce43" office:value-type="string">
            <text:p>Lorsque l’utilisateur non voyant ou malvoyant circule dans les champs de formulaire avec un logiciel de synthèse vocale, l’étiquette du champ lui est <text:span text:style-name="T2">dictée</text:span> et il peut se <text:span text:style-name="T2">déplacer et écrire à l’intérieur des zones de saisie</text:span>. L'absence de cette étiquette peut donc poser un<text:span text:style-name="T2"> problème d'accessibilité</text:span>. <text:s/>Elle fournit également des <text:span text:style-name="T2">descriptions </text:span><text:span text:style-name="T2">visibles</text:span> et des <text:span text:style-name="T2">cibles cliquables plus grandes</text:span>.</text:p>
          </table:table-cell>
          <table:table-cell table:style-name="ce60" office:value-type="string">
            <text:p>Pour favoriser l'accessibilité il convient d'intégrer un formulaire<text:span text:style-name="T2"> comme cec</text:span>i : <text:s text:c="18"/><text:s text:c="25"/><text:span text:style-name="T12">&lt;label for="nom"&gt;Quel est votre nom ?&lt;/label&gt;</text:span></text:p>
            <text:p><text:span text:style-name="T12"><text:s text:c="10"/></text:span><text:span text:style-name="T12">&lt;input type="text" name="nom" id="nom" /&gt;</text:span></text:p>
          </table:table-cell>
          <table:table-cell table:style-name="ce65"/>
          <table:table-cell table:style-name="ce72" office:value-type="string">
            <text:p><text:a xlink:href="https://openclassrooms.com/fr/courses/6691451-codez-un-site-web-accessible-avec-html-css/6965639-construisez-des-formulaires-accessibles">https://openclassrooms.com/fr/courses/6691451-codez-un-site-web-accessible-avec-html-css/6965639-construisez-des-formulaires-accessibles</text:a></text:p>
          </table:table-cell>
          <table:table-cell table:number-columns-repeated="1018"/>
        </table:table-row>
        <table:table-row table:style-name="ro8">
          <table:table-cell table:style-name="ce6" office:value-type="string">
            <text:p>ACCESSIBILITÉ</text:p>
          </table:table-cell>
          <table:table-cell table:style-name="ce23" office:value-type="string">
            <text:p>L'attribut «<text:span text:style-name="T2"> </text:span><text:span text:style-name="T8">alt</text:span><text:span text:style-name="T2"> </text:span>» est <text:span text:style-name="T2">mal renseigné</text:span> : <text:s text:c="17"/>&lt;img src="img/logo.png" class="center-block image-resize-mode" <text:span text:style-name="T2">alt="La chouette agence</text:span>, <text:span text:style-name="T2">agence web paris, création logo </text:span><text:span text:style-name="T2">paris"</text:span>&gt;</text:p>
          </table:table-cell>
          <table:table-cell table:style-name="ce32" office:value-type="string">
            <text:p>Le texte alternatif est <text:span text:style-name="T2">mal renseigné</text:span>, cette pratique n'aide pas les personnes mal-voyantes à naviguer sur votre site en décrivant le contenu de celles-ci. La balise « <text:span text:style-name="T8">alt </text:span>» <text:span text:style-name="T2">améliore</text:span> <text:span text:style-name="T2">l’accessibilité</text:span>.</text:p>
            <text:p>Ceci aidera également les moteurs de recherche à comprendre votre page, et donc à <text:span text:style-name="T2">améliorer votre référencement </text:span>car ils pourront analyser le contenu visuel de vos images.</text:p>
          </table:table-cell>
          <table:table-cell table:style-name="ce35" office:value-type="string">
            <text:p>Renseignez de façon <text:span text:style-name="T2">rigoureuse</text:span>, <text:span text:style-name="T2">cohérente</text:span> et non <text:span text:style-name="T2">suroptimisée</text:span> les textes alternatifs de vos images.</text:p>
          </table:table-cell>
          <table:table-cell table:style-name="ce63"/>
          <table:table-cell table:style-name="ce76" office:value-type="string">
            <text:p><text:a xlink:href="https://cocolyze.com/fr/tutos/attribut-alt-images-et-seo">https://cocolyze.com/fr/tutos/attribut-alt-images-et-seo</text:a></text:p>
          </table:table-cell>
          <table:table-cell table:number-columns-repeated="1018"/>
        </table:table-row>
        <table:table-row table:style-name="ro9" table:number-rows-repeated="3">
          <table:table-cell table:number-columns-repeated="4"/>
          <table:table-cell table:style-name="ce68"/>
          <table:table-cell table:number-columns-repeated="1019"/>
        </table:table-row>
        <table:table-row table:style-name="ro10">
          <table:table-cell/>
          <table:table-cell table:style-name="ce24" office:value-type="string">
            <text:p>CHECK-LIST ACCESSIBILITÉ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10">
          <table:table-cell table:style-name="ce1" office:value-type="string">
            <text:p>Catégorie</text:p>
          </table:table-cell>
          <table:table-cell table:style-name="ce1" office:value-type="string">
            <text:p>État</text:p>
          </table:table-cell>
          <table:table-cell table:style-name="ce1" office:value-type="string">
            <text:p>Explications</text:p>
          </table:table-cell>
          <table:table-cell/>
          <table:table-cell table:style-name="ce68"/>
          <table:table-cell table:number-columns-repeated="1019"/>
        </table:table-row>
        <table:table-row table:style-name="ro11">
          <table:table-cell table:style-name="ce2" office:value-type="string">
            <text:p>La couleur</text:p>
          </table:table-cell>
          <table:table-cell table:style-name="ce12" office:value-type="string">
            <text:p>OK</text:p>
          </table:table-cell>
          <table:table-cell table:style-name="ce44" office:value-type="string">
            <text:p>Le contraste <text:span text:style-name="T2">n'est pas suffisamment élevé</text:span> sur certains éléments. Cela peut rendre difficile pour les utilisateurs de distinguer les formes des caractères, ce qui peut <text:span text:style-name="T2">réduire </text:span><text:span text:style-name="T2">la compréhension de la lecture et ralentir la vitesse de lecture</text:span>.</text:p>
          </table:table-cell>
          <table:table-cell/>
          <table:table-cell table:style-name="ce68"/>
          <table:table-cell table:number-columns-repeated="1019"/>
        </table:table-row>
        <table:table-row table:style-name="ro12">
          <table:table-cell table:style-name="ce2" office:value-type="string">
            <text:p>La visibilité</text:p>
          </table:table-cell>
          <table:table-cell table:style-name="ce25" office:value-type="string">
            <text:p>OK</text:p>
          </table:table-cell>
          <table:table-cell table:style-name="ce45" office:value-type="string">
            <text:p>Le bouton «<text:span text:style-name="T8"> scrollToTop </text:span>» a une opacité de<text:span text:style-name="T2"> zéro</text:span> <text:s/>qu'il faut <text:span text:style-name="T2">mettre à 1</text:span>. L'élément « <text:span text:style-name="T8">btn-dwn</text:span><text:span text:style-name="T2"> »</text:span> est en « <text:span text:style-name="T8">display:none</text:span><text:span text:style-name="T2"> », </text:span><text:span text:style-name="T1">il sera à</text:span><text:span text:style-name="T2"> supprimer également</text:span>. Les techniques de <text:span text:style-name="T2">masquage du contenu</text:span>, telles que <text:span text:style-name="T2">l'opacité nulle</text:span> et le placement hors écran ne doivent pas être utilisées pour gérer la visibilité.</text:p>
          </table:table-cell>
          <table:table-cell/>
          <table:table-cell table:style-name="ce68"/>
          <table:table-cell table:number-columns-repeated="1019"/>
        </table:table-row>
        <table:table-row table:style-name="ro11">
          <table:table-cell table:style-name="ce2" office:value-type="string">
            <text:p>Le focus</text:p>
          </table:table-cell>
          <table:table-cell table:style-name="ce26" office:value-type="string">
            <text:p>OK</text:p>
          </table:table-cell>
          <table:table-cell table:style-name="ce31" office:value-type="string">
            <text:p>Le focus permet de<text:span text:style-name="T2"> naviguer sans clavie</text:span>r à l'aide de la touche «<text:span text:style-name="T8"> tabulation</text:span> » du clavier. Avec la propriété «<text:span text:style-name="T8"> outline </text:span>» on ne distingue plus où se situe la sélection d'un lien ou d'un bouton. <text:span text:style-name="T2">Il faut retirer ces propriétés du CSS</text:span>.</text:p>
          </table:table-cell>
          <table:table-cell table:number-columns-repeated="1021"/>
        </table:table-row>
        <table:table-row table:style-name="ro11">
          <table:table-cell table:style-name="ce9" office:value-type="string">
            <text:p>Les équivalents textuels</text:p>
          </table:table-cell>
          <table:table-cell table:style-name="ce27" office:value-type="string">
            <text:p>OK</text:p>
          </table:table-cell>
          <table:table-cell table:style-name="ce46" office:value-type="string">
            <text:p>Toutes les images ont une <text:span text:style-name="T2">description alternativ</text:span>e. <text:s text:c="58"/><text:s text:c="46"/></text:p>
          </table:table-cell>
          <table:table-cell table:number-columns-repeated="1021"/>
        </table:table-row>
        <table:table-row table:style-name="ro13">
          <table:table-cell table:style-name="ce3" office:value-type="string">
            <text:p>La gestion des états</text:p>
          </table:table-cell>
          <table:table-cell table:style-name="ce28" office:value-type="string">
            <text:p>OK</text:p>
          </table:table-cell>
          <table:table-cell table:style-name="ce35" office:value-type="string">
            <text:p>Le label « <text:span text:style-name="T8">form »</text:span> a été ajouté au formulaire de contact.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L'orientation</text:p>
          </table:table-cell>
          <table:table-cell table:style-name="ce17" office:value-type="string">
            <text:p>OK</text:p>
          </table:table-cell>
          <table:table-cell table:style-name="ce36" office:value-type="string">
            <text:p>L'orientation n'est<text:span text:style-name="T2"> pas limitée</text:span>.</text:p>
          </table:table-cell>
          <table:table-cell table:number-columns-repeated="1021"/>
        </table:table-row>
        <table:table-row table:style-name="ro13">
          <table:table-cell table:style-name="ce4" office:value-type="string">
            <text:p>Directives générales</text:p>
          </table:table-cell>
          <table:table-cell table:style-name="ce12" office:value-type="string">
            <text:p>OK</text:p>
          </table:table-cell>
          <table:table-cell table:style-name="ce35" office:value-type="string">
            <text:p/>
            <text:p>Les titres respectent l'ordre hiérarchique.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9" table:number-rows-repeated="979">
          <table:table-cell table:number-columns-repeated="1024"/>
        </table:table-row>
        <table:table-row table:style-name="ro14" table:number-rows-repeated="1047556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4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integer-digits="1" number:grouping="true"/>
      <number:text>   </number:text>
    </number:number-style>
    <number:number-style style:name="N121">
      <number:text>-</number:text>
      <number:number number: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integer-digits="1" number:grouping="true"/>
      <number:text>   </number:text>
    </number:number-style>
    <number:number-style style:name="N124">
      <number:text>-</number:text>
      <number:number number: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5P0"/>
    </number:number-style>
    <number:number-style style:name="N128P0" style:volatile="true">
      <number:number number:decimal-places="0" number:min-integer-digits="1" number:grouping="true"/>
      <number:text>    </number:text>
    </number:number-style>
    <number:number-style style:name="N128P1" style:volatile="true">
      <number:number number:decimal-places="0" number:min-integer-digits="1" number:grouping="true"/>
      <number:text>    </number:text>
    </number:number-style>
    <number:number-style style:name="N128P2" style:volatile="true"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number number:decimal-places="0" number:min-integer-digits="1" number:grouping="true"/>
      <number:text> € </number:text>
    </number:number-style>
    <number:number-style style:name="N131P2" style:volatile="true"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number number: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number number: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1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74.701cm" fo:page-height="79.999cm" style:num-format="1" style:print-orientation="landscape" fo:margin-top="0.64cm" fo:margin-bottom="0.63cm" fo:margin-left="0.499cm" fo:margin-right="0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6">06/10/2021</text:date>, <text:time>15:4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6T15:45:16.39</dc:date>
    <meta:generator>OpenOffice/4.1.7$Win32 OpenOffice.org_project/417m1$Build-9800</meta:generator>
    <meta:editing-duration>P5DT6H47M33S</meta:editing-duration>
    <meta:editing-cycles>17</meta:editing-cycles>
    <meta:print-date>2021-09-28T22:18:32.81</meta:print-date>
    <meta:document-statistic meta:table-count="1" meta:cell-count="172" meta:object-count="0"/>
  </office:meta>
</office:document-meta>
</file>